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5c54b" officeooo:paragraph-rsid="0015c54b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5c54b" officeooo:paragraph-rsid="0017809f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7809f" officeooo:paragraph-rsid="0017809f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a429c" officeooo:paragraph-rsid="0017809f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a429c" officeooo:paragraph-rsid="001a429c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a6f70" officeooo:paragraph-rsid="001da3d7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fc237" officeooo:paragraph-rsid="001fc237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248e77" officeooo:paragraph-rsid="00248e77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248e77" officeooo:paragraph-rsid="00266884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29401c" officeooo:paragraph-rsid="0029401c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2b20d1" officeooo:paragraph-rsid="002b20d1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313575" officeooo:paragraph-rsid="00313575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329a20" officeooo:paragraph-rsid="00329a20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language="ru" fo:country="RU" officeooo:rsid="003e8206" officeooo:paragraph-rsid="003e8206"/>
    </style:style>
    <style:style style:name="T1" style:family="text">
      <style:text-properties officeooo:rsid="0016fbf0"/>
    </style:style>
    <style:style style:name="T2" style:family="text">
      <style:text-properties officeooo:rsid="001b139c"/>
    </style:style>
    <style:style style:name="T3" style:family="text">
      <style:text-properties officeooo:rsid="0020217c"/>
    </style:style>
    <style:style style:name="T4" style:family="text">
      <style:text-properties officeooo:rsid="00232c5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Воробьев М.К. Б05-931</text:p>
      <text:p text:style-name="P1">Домашнее задание #1. Основы теории множеств</text:p>
      <text:p text:style-name="P2">1. Обозначим:</text:p>
      <text:p text:style-name="P2">A – множество <text:span text:style-name="T1">всех клеток шахматной доски</text:span></text:p>
      <text:p text:style-name="P3">B – множество всех полей достижимых конём из клетки A1</text:p>
      <text:p text:style-name="P4"/>
      <text:p text:style-name="P5">По определению равенства<draw:frame draw:style-name="fr1" draw:name="Object1" text:anchor-type="as-char" svg:y="-0.1484in" svg:width="1.542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Вторая часть очевидна. Докажем, что <draw:frame draw:style-name="fr1" draw:name="Object2" text:anchor-type="as-char" svg:y="-0.1484in" svg:width="0.4591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Обозначим некоторые ходы коня: <draw:frame draw:style-name="fr1" draw:name="Object3" text:anchor-type="as-char" svg:y="-0.1484in" svg:width="2.0937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6">Находясь в клетке A1, применив данные ходы в данной последовательности, конь может сместиться на клетку A2. <text:span text:style-name="T4">Пройдя по отражению этой последовательности относительно диагонали A1-H8, конь может попасть в клетку B1.</text:span></text:p>
      <text:p text:style-name="P6"/>
      <text:p text:style-name="P6"><text:span text:style-name="T2">В обоих случаях понадобилось две «буферных» клетки для совершения ходов. Поэтому последовательными сдвигами по приведённому алгоритму можно конём из клетки A1 попасть в любую клетку диапазона A1:G7 кроме самой G7.</text:span></text:p>
      <text:p text:style-name="P6"/>
      <text:p text:style-name="P7">Каждая клетка, в которую не удалось попасть, тривиально достижима из некоторых из тех, в которые удалось попасть, одним ходом. </text:p>
      <text:p text:style-name="P7"/>
      <text:p text:style-name="P7"><draw:frame draw:style-name="fr1" draw:name="Object4" text:anchor-type="as-char" svg:y="-0.1484in" svg:width="0.4591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3">ЧТД.</text:span></text:p>
      <text:p text:style-name="P7"/>
      <text:p text:style-name="P9">2.</text:p>
      <text:p text:style-name="P9"><draw:frame draw:style-name="fr1" draw:name="Object5" text:anchor-type="as-char" svg:y="-0.152in" svg:width="2.6638in" svg:height="0.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1" draw:name="Object6" text:anchor-type="as-char" svg:y="-0.152in" svg:width="2.4402in" svg:height="0.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1" draw:name="Object7" text:anchor-type="as-char" svg:y="-0.152in" svg:width="2.8374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8" text:anchor-type="as-char" svg:y="-0.152in" svg:width="2.5772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8"><draw:frame draw:style-name="fr1" draw:name="Object9" text:anchor-type="as-char" svg:y="-0.152in" svg:width="1.4362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<draw:frame draw:style-name="fr1" draw:name="Object10" text:anchor-type="as-char" svg:y="-0.1484in" svg:width="0.3165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>3.</text:p>
      <text:p text:style-name="P11">A — метро</text:p>
      <text:p text:style-name="P11">B — электричка</text:p>
      <text:p text:style-name="P11">C — автобус</text:p>
      <text:p text:style-name="P11"/>
      <text:p text:style-name="P11"><draw:frame draw:style-name="fr1" draw:name="Object11" text:anchor-type="as-char" svg:y="-0.1484in" svg:width="1.1146in" svg:height="0.1925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<draw:frame draw:style-name="fr1" draw:name="Object12" text:anchor-type="as-char" svg:y="-0.1484in" svg:width="1.0339in" svg:height="0.192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1"><draw:frame draw:style-name="fr1" draw:name="Object13" text:anchor-type="as-char" svg:y="-0.1484in" svg:width="0.8626in" svg:height="0.192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"><draw:frame draw:style-name="fr1" draw:name="Object14" text:anchor-type="as-char" svg:y="-0.1484in" svg:width="0.8547in" svg:height="0.192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><draw:frame draw:style-name="fr1" draw:name="Object15" text:anchor-type="as-char" svg:y="-0.1484in" svg:width="0.7665in" svg:height="0.192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/>
      <text:p text:style-name="P12">Тогда</text:p>
      <text:p text:style-name="P7"><draw:frame draw:style-name="fr1" draw:name="Object16" text:anchor-type="as-char" svg:y="-0.2256in" svg:width="4.0272in" svg:height="0.4008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13">( В LibreOffice не оказалось симметрической разности =(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0:29:46.900520792</meta:creation-date>
    <dc:date>2019-09-04T22:07:10.985722093</dc:date>
    <meta:editing-duration>PT1H10M23S</meta:editing-duration>
    <meta:editing-cycles>39</meta:editing-cycles>
    <meta:generator>LibreOffice/6.0.7.3$Linux_X86_64 LibreOffice_project/00m0$Build-3</meta:generator>
    <meta:document-statistic meta:table-count="0" meta:image-count="0" meta:object-count="16" meta:page-count="1" meta:paragraph-count="31" meta:word-count="136" meta:character-count="920" meta:non-whitespace-character-count="79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i>B</mi>
      </mrow>
      <mo stretchy="false">⇔</mo>
      <mrow>
        <mi>A</mi>
        <mo stretchy="false">⊂</mo>
        <mrow>
          <mi>B</mi>
          <mo stretchy="false">∧</mo>
          <mi>B</mi>
        </mrow>
        <mo stretchy="false">⊂</mo>
        <mi>A</mi>
      </mrow>
    </mrow>
    <annotation encoding="StarMath 5.0">A = B dlrarrow A subset B and B subset A  </annotation>
  </semantics>
</math>
</file>

<file path=Object 10/content.xml><?xml version="1.0" encoding="utf-8"?>
<math xmlns="http://www.w3.org/1998/Math/MathML" display="block">
  <semantics>
    <mrow>
      <mo stretchy="false">¬</mo>
      <mi>A</mi>
    </mrow>
    <annotation encoding="StarMath 5.0">neg A</annotation>
  </semantics>
</math>
</file>

<file path=Object 11/content.xml><?xml version="1.0" encoding="utf-8"?>
<math xmlns="http://www.w3.org/1998/Math/MathML" display="block">
  <semantics>
    <mrow>
      <mrow>
        <mo fence="true" stretchy="false">|</mo>
        <mrow>
          <mrow>
            <mi>A</mi>
            <mo stretchy="false">∪</mo>
            <mi>B</mi>
            <mo stretchy="false">∪</mo>
            <mi>C</mi>
          </mrow>
        </mrow>
        <mo fence="true" stretchy="false">|</mo>
      </mrow>
      <mo stretchy="false">=</mo>
      <mn>35</mn>
    </mrow>
    <annotation encoding="StarMath 5.0">lline A union B union C rline = 35 </annotation>
  </semantics>
</math>
</file>

<file path=Object 12/content.xml><?xml version="1.0" encoding="utf-8"?>
<math xmlns="http://www.w3.org/1998/Math/MathML" display="block">
  <semantics>
    <mrow>
      <mrow>
        <mo fence="true" stretchy="false">|</mo>
        <mrow>
          <mrow>
            <mi>A</mi>
            <mo stretchy="false">∩</mo>
            <mi>B</mi>
            <mo stretchy="false">∩</mo>
            <mi>C</mi>
          </mrow>
        </mrow>
        <mo fence="true" stretchy="false">|</mo>
      </mrow>
      <mo stretchy="false">=</mo>
      <mn>6</mn>
    </mrow>
    <annotation encoding="StarMath 5.0">lline A intersection B intersection C rline = 6 </annotation>
  </semantics>
</math>
</file>

<file path=Object 13/content.xml><?xml version="1.0" encoding="utf-8"?>
<math xmlns="http://www.w3.org/1998/Math/MathML" display="block">
  <semantics>
    <mrow>
      <mrow>
        <mo fence="true" stretchy="false">|</mo>
        <mrow>
          <mrow>
            <mi>A</mi>
            <mo stretchy="false">∩</mo>
            <mi>C</mi>
          </mrow>
        </mrow>
        <mo fence="true" stretchy="false">|</mo>
      </mrow>
      <mo stretchy="false">=</mo>
      <mn>15</mn>
    </mrow>
    <annotation encoding="StarMath 5.0">lline A intersection C rline = 15 </annotation>
  </semantics>
</math>
</file>

<file path=Object 14/content.xml><?xml version="1.0" encoding="utf-8"?>
<math xmlns="http://www.w3.org/1998/Math/MathML" display="block">
  <semantics>
    <mrow>
      <mrow>
        <mo fence="true" stretchy="false">|</mo>
        <mrow>
          <mrow>
            <mi>A</mi>
            <mo stretchy="false">∩</mo>
            <mi>B</mi>
          </mrow>
        </mrow>
        <mo fence="true" stretchy="false">|</mo>
      </mrow>
      <mo stretchy="false">=</mo>
      <mn>13</mn>
    </mrow>
    <annotation encoding="StarMath 5.0">lline A intersection B rline = 13 </annotation>
  </semantics>
</math>
</file>

<file path=Object 15/content.xml><?xml version="1.0" encoding="utf-8"?>
<math xmlns="http://www.w3.org/1998/Math/MathML" display="block">
  <semantics>
    <mrow>
      <mrow>
        <mo fence="true" stretchy="false">|</mo>
        <mrow>
          <mrow>
            <mi>B</mi>
            <mo stretchy="false">∩</mo>
            <mi>C</mi>
          </mrow>
        </mrow>
        <mo fence="true" stretchy="false">|</mo>
      </mrow>
      <mo stretchy="false">=</mo>
      <mn>6</mn>
    </mrow>
    <annotation encoding="StarMath 5.0">lline B intersection C rline = 6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A</mi>
                                <mo stretchy="false">∩</mo>
                                <mrow>
                                  <mo stretchy="false">¬</mo>
                                  <mi>B</mi>
                                </mrow>
                              </mrow>
                            </mrow>
                            <mo fence="true" stretchy="false">)</mo>
                          </mrow>
                          <mo stretchy="false">∩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o stretchy="false">∩</mo>
                                <mrow>
                                  <mo stretchy="false">¬</mo>
                                  <mi>С</mi>
                                </mrow>
                              </mrow>
                            </mrow>
                            <mo fence="true" stretchy="false">)</mo>
                          </mrow>
                          <mo stretchy="false">∩</mo>
                          <mrow>
                            <mo stretchy="false">¬</mo>
                            <mi>A</mi>
                          </mrow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C</mi>
                                <mo stretchy="false">∩</mo>
                                <mrow>
                                  <mo stretchy="false">¬</mo>
                                  <mi>A</mi>
                                </mrow>
                              </mrow>
                            </mrow>
                            <mo fence="true" stretchy="false">)</mo>
                          </mrow>
                          <mo stretchy="false">∩</mo>
                          <mrow>
                            <mo stretchy="false">¬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|</mo>
              </mrow>
            </mrow>
          </mrow>
        </mtd>
      </mtr>
      <mtr>
        <mtd>
          <mrow>
            <mrow>
              <mrow/>
              <mo stretchy="false">=</mo>
              <mrow/>
            </mrow>
            <mrow>
              <mrow>
                <mrow>
                  <mo fence="true" stretchy="false">|</mo>
                  <mrow>
                    <mrow>
                      <mi>A</mi>
                      <mo stretchy="false">∪</mo>
                      <mi>B</mi>
                      <mo stretchy="false">∪</mo>
                      <mi>C</mi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i>A</mi>
                      <mo stretchy="false">∩</mo>
                      <mi>C</mi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i>B</mi>
                      <mo stretchy="false">∩</mo>
                      <mi>C</mi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i>A</mi>
                      <mo stretchy="false">∩</mo>
                      <mi>B</mi>
                    </mrow>
                  </mrow>
                  <mo fence="true" stretchy="false">|</mo>
                </mrow>
                <mo stretchy="false">+</mo>
                <mrow>
                  <mn>2</mn>
                  <mo stretchy="false">∗</mo>
                  <mrow>
                    <mo fence="true" stretchy="false">|</mo>
                    <mrow>
                      <mrow>
                        <mi>A</mi>
                        <mo stretchy="false">∩</mo>
                        <mi>B</mi>
                        <mo stretchy="false">∩</mo>
                        <mi>C</mi>
                      </mrow>
                    </mrow>
                    <mo fence="true" stretchy="false">|</mo>
                  </mrow>
                </mrow>
              </mrow>
              <mo stretchy="false">=</mo>
              <mn>13</mn>
            </mrow>
          </mrow>
        </mtd>
      </mtr>
    </mtable>
    <annotation encoding="StarMath 5.0">left none lline ( (A intersection neg B ) intersection neg C) union ( (B intersection neg  С) intersection neg A) union ( (C intersection neg A ) intersection neg B) rline right none newline {} = {} lline A union B union C rline - lline A intersection C rline - lline B intersection C rline - lline A intersection B rline + 2 * lline A intersection B intersection C rline = 13</annotation>
  </semantics>
</math>
</file>

<file path=Object 2/content.xml><?xml version="1.0" encoding="utf-8"?>
<math xmlns="http://www.w3.org/1998/Math/MathML" display="block">
  <semantics>
    <mrow>
      <mi>A</mi>
      <mo stretchy="false">⊂</mo>
      <mi>B</mi>
    </mrow>
    <annotation encoding="StarMath 5.0">A subset B</annotation>
  </semantics>
</math>
</file>

<file path=Object 3/content.xml><?xml version="1.0" encoding="utf-8"?>
<math xmlns="http://www.w3.org/1998/Math/MathML" display="block">
  <semantics>
    <mrow>
      <msub>
        <mi>m</mi>
        <mn>1</mn>
      </msub>
      <mrow>
        <mo fence="true" stretchy="false">{</mo>
        <mrow>
          <mrow>
            <mn>1,</mn>
            <mn>2</mn>
          </mrow>
        </mrow>
        <mo fence="true" stretchy="false">}</mo>
      </mrow>
      <mi>,</mi>
      <msub>
        <mi>m</mi>
        <mn>2</mn>
      </msub>
      <mrow>
        <mo fence="true" stretchy="false">{</mo>
        <mrow>
          <mrow>
            <mn>1,</mn>
            <mo stretchy="false">−</mo>
            <mn>2</mn>
          </mrow>
        </mrow>
        <mo fence="true" stretchy="false">}</mo>
      </mrow>
      <mi>,</mi>
      <msub>
        <mi>m</mi>
        <mn>3</mn>
      </msub>
      <mrow>
        <mo fence="true" stretchy="false">{</mo>
        <mrow>
          <mrow>
            <mrow>
              <mo stretchy="false">−</mo>
              <mn>2,</mn>
            </mrow>
            <mn>1</mn>
          </mrow>
        </mrow>
        <mo fence="true" stretchy="false">}</mo>
      </mrow>
    </mrow>
    <annotation encoding="StarMath 5.0">m_1 lbrace 1, 2 rbrace, m_2 lbrace 1, -2 rbrace, m_3 lbrace -2, 1 rbrace </annotation>
  </semantics>
</math>
</file>

<file path=Object 4/content.xml><?xml version="1.0" encoding="utf-8"?>
<math xmlns="http://www.w3.org/1998/Math/MathML" display="block">
  <semantics>
    <mrow>
      <mi>A</mi>
      <mo stretchy="false">⊂</mo>
      <mi>B</mi>
    </mrow>
    <annotation encoding="StarMath 5.0">A subset B</annotation>
  </semantics>
</math>
</file>

<file path=Object 5/content.xml><?xml version="1.0" encoding="utf-8"?>
<math xmlns="http://www.w3.org/1998/Math/MathML" display="block">
  <semantics>
    <mrow>
      <mrow>
        <mo stretchy="false">¬</mo>
        <mi>A</mi>
      </mrow>
      <mo stretchy="false">∪</mo>
      <mrow>
        <mo stretchy="false">¬</mo>
        <mrow>
          <mo fence="true" stretchy="false">(</mo>
          <mrow>
            <mrow>
              <mi>A</mi>
              <mo stretchy="false">∪</mo>
              <mrow>
                <mo stretchy="false">¬</mo>
                <mi>B</mi>
              </mrow>
              <mo stretchy="false">∪</mo>
              <mrow>
                <mo stretchy="false">¬</mo>
                <mi>C</mi>
              </mrow>
            </mrow>
          </mrow>
          <mo fence="true" stretchy="false">)</mo>
        </mrow>
      </mrow>
      <mo stretchy="false">∪</mo>
      <mrow>
        <mo fence="true" stretchy="false">(</mo>
        <mrow>
          <mrow>
            <mi>B</mi>
            <mo stretchy="false">∩</mo>
            <mrow>
              <mo stretchy="false">¬</mo>
              <mrow>
                <mo fence="true" stretchy="false">(</mo>
                <mrow>
                  <mrow>
                    <mi>A</mi>
                    <mo stretchy="false">∪</mo>
                    <mi>C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neg A union neg ( A union neg B union neg C ) union ( B intersection neg ( A union C) )
</annotation>
  </semantics>
</math>
</file>

<file path=Object 6/content.xml><?xml version="1.0" encoding="utf-8"?>
<math xmlns="http://www.w3.org/1998/Math/MathML" display="block">
  <semantics>
    <mrow>
      <mrow>
        <mo stretchy="false">¬</mo>
        <mi>A</mi>
      </mrow>
      <mo stretchy="false">∪</mo>
      <mrow>
        <mo fence="true" stretchy="false">(</mo>
        <mrow>
          <mrow>
            <mrow>
              <mo stretchy="false">¬</mo>
              <mi>A</mi>
            </mrow>
            <mo stretchy="false">∩</mo>
            <mi>B</mi>
            <mo stretchy="false">∩</mo>
            <mi>C</mi>
          </mrow>
        </mrow>
        <mo fence="true" stretchy="false">)</mo>
      </mrow>
      <mo stretchy="false">∪</mo>
      <mrow>
        <mo fence="true" stretchy="false">(</mo>
        <mrow>
          <mrow>
            <mi>B</mi>
            <mo stretchy="false">∩</mo>
            <mrow>
              <mo stretchy="false">¬</mo>
              <mi>A</mi>
            </mrow>
            <mo stretchy="false">∩</mo>
            <mrow>
              <mo stretchy="false">¬</mo>
              <mi>C</mi>
            </mrow>
          </mrow>
        </mrow>
        <mo fence="true" stretchy="false">)</mo>
      </mrow>
    </mrow>
    <annotation encoding="StarMath 5.0">neg A union  (neg A intersection B intersection C ) union ( B intersection neg A intersection neg C)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i>A</mi>
            </mrow>
            <mo stretchy="false">∩</mo>
            <mi>U</mi>
          </mrow>
        </mrow>
        <mo fence="true" stretchy="false">)</mo>
      </mrow>
      <mo stretchy="false">∪</mo>
      <mrow>
        <mo fence="true" stretchy="false">(</mo>
        <mrow>
          <mrow>
            <mrow>
              <mo stretchy="false">¬</mo>
              <mi>A</mi>
            </mrow>
            <mo stretchy="false">∩</mo>
            <mi>B</mi>
            <mo stretchy="false">∩</mo>
            <mi>C</mi>
          </mrow>
        </mrow>
        <mo fence="true" stretchy="false">)</mo>
      </mrow>
      <mo stretchy="false">∪</mo>
      <mrow>
        <mo fence="true" stretchy="false">(</mo>
        <mrow>
          <mrow>
            <mi>B</mi>
            <mo stretchy="false">∩</mo>
            <mrow>
              <mo stretchy="false">¬</mo>
              <mi>A</mi>
            </mrow>
            <mo stretchy="false">∩</mo>
            <mrow>
              <mo stretchy="false">¬</mo>
              <mi>C</mi>
            </mrow>
          </mrow>
        </mrow>
        <mo fence="true" stretchy="false">)</mo>
      </mrow>
    </mrow>
    <annotation encoding="StarMath 5.0">(neg A intersection U)  union  (neg A intersection B intersection C ) union ( B intersection neg A intersection neg C)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i>A</mi>
            </mrow>
            <mo stretchy="false">∩</mo>
            <mrow>
              <mo fence="true" stretchy="false">(</mo>
              <mrow>
                <mrow>
                  <mi>U</mi>
                  <mo stretchy="false">∪</mo>
                  <mrow>
                    <mo fence="true" stretchy="false">(</mo>
                    <mrow>
                      <mrow>
                        <mi>B</mi>
                        <mo stretchy="false">∩</mo>
                        <mi>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  <mo stretchy="false">∪</mo>
      <mrow>
        <mo fence="true" stretchy="false">(</mo>
        <mrow>
          <mrow>
            <mi>B</mi>
            <mo stretchy="false">∩</mo>
            <mrow>
              <mo stretchy="false">¬</mo>
              <mi>A</mi>
            </mrow>
            <mo stretchy="false">∩</mo>
            <mrow>
              <mo stretchy="false">¬</mo>
              <mi>C</mi>
            </mrow>
          </mrow>
        </mrow>
        <mo fence="true" stretchy="false">)</mo>
      </mrow>
    </mrow>
    <annotation encoding="StarMath 5.0">(neg A intersection  (U union (B intersection C) )) union ( B intersection neg A intersection neg C)</annotation>
  </semantics>
</math>
</file>

<file path=Object 9/content.xml><?xml version="1.0" encoding="utf-8"?>
<math xmlns="http://www.w3.org/1998/Math/MathML" display="block">
  <semantics>
    <mrow>
      <mrow>
        <mo stretchy="false">¬</mo>
        <mi>A</mi>
      </mrow>
      <mo stretchy="false">∪</mo>
      <mrow>
        <mo fence="true" stretchy="false">(</mo>
        <mrow>
          <mrow>
            <mi>B</mi>
            <mo stretchy="false">∩</mo>
            <mrow>
              <mo stretchy="false">¬</mo>
              <mi>A</mi>
            </mrow>
            <mo stretchy="false">∩</mo>
            <mrow>
              <mo stretchy="false">¬</mo>
              <mi>C</mi>
            </mrow>
          </mrow>
        </mrow>
        <mo fence="true" stretchy="false">)</mo>
      </mrow>
    </mrow>
    <annotation encoding="StarMath 5.0">neg A union ( B intersection neg A intersection neg C)</annotation>
  </semantics>
</math>
</file>